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580000001FED1EC38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1cm" svg:stroke-color="#00cccc" draw:marker-start-width="0.35cm" draw:marker-end-width="0.35cm" svg:stroke-opacity="50%" draw:fill="none" draw:textarea-vertical-align="middle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objectwithoutfill">
      <style:graphic-properties draw:fill="none" draw:textarea-vertical-align="middle"/>
    </style:style>
    <style:style style:name="pr1" style:family="presentation" style:parent-style-name="Default-subtitle">
      <style:graphic-properties draw:fill-color="#ffffff" fo:min-height="13.85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163cm"/>
    </style:style>
    <style:style style:name="pr4" style:family="presentation" style:parent-style-name="Default-outline1" style:list-style-name="L3">
      <style:graphic-properties fo:min-height="13.609cm"/>
    </style:style>
    <style:style style:name="pr5" style:family="presentation" style:parent-style-name="Default-outline1" style:list-style-name="L3">
      <style:graphic-properties fo:min-height="13.609cm"/>
    </style:style>
    <style:style style:name="pr6" style:family="presentation" style:parent-style-name="Default-outline1" style:list-style-name="L3">
      <style:graphic-properties fo:min-height="13.609cm"/>
    </style:style>
    <style:style style:name="pr7" style:family="presentation" style:parent-style-name="Default-outline1" style:list-style-name="L3">
      <style:graphic-properties fo:min-height="13.609cm"/>
    </style:style>
    <style:style style:name="pr8" style:family="presentation" style:parent-style-name="Default-outline1" style:list-style-name="L3">
      <style:graphic-properties fo:min-height="13.609cm"/>
    </style:style>
    <style:style style:name="pr9" style:family="presentation" style:parent-style-name="Default-outline1" style:list-style-name="L3">
      <style:graphic-properties fo:min-height="13.609cm"/>
    </style:style>
    <style:style style:name="pr10" style:family="presentation" style:parent-style-name="Default-outline1" style:list-style-name="L3">
      <style:graphic-properties fo:min-height="13.609cm"/>
    </style:style>
    <style:style style:name="pr11" style:family="presentation" style:parent-style-name="Default-outline1" style:list-style-name="L3">
      <style:graphic-properties fo:min-height="13.609cm"/>
    </style:style>
    <style:style style:name="pr12" style:family="presentation" style:parent-style-name="Default-outline1" style:list-style-name="L3">
      <style:graphic-properties fo:min-height="13.609cm"/>
    </style:style>
    <style:style style:name="P1" style:family="paragraph">
      <style:text-properties fo:font-family="arial" style:font-family-generic="swiss"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arial" style:font-family-generic="swiss" fo:font-size="40pt" style:font-size-asian="40pt" style:font-size-complex="40pt"/>
    </style:style>
    <style:style style:name="P6" style:family="paragraph">
      <style:text-properties fo:font-family="arial" style:font-family-generic="swiss"/>
    </style:style>
    <style:style style:name="P7" style:family="paragraph">
      <style:text-properties fo:font-family="arial" style:font-family-generic="swiss" fo:font-size="12pt" style:font-size-asian="12pt" style:font-size-complex="12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family="arial" style:font-family-generic="swiss"/>
    </style:style>
    <style:style style:name="T6" style:family="text">
      <style:text-properties fo:font-family="arial" style:font-family-generic="swiss" fo:font-size="12pt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13.859cm" svg:x="1.401cm" svg:y="3.507cm" presentation:class="subtitle" presentation:user-transformed="true">
          <draw:text-box>
            <text:p><text:span text:style-name="T1">LBS Projekt WS2012</text:span></text:p>
            <text:p><text:span text:style-name="T1"/></text:p>
            <text:p><text:span text:style-name="T2">Map your City</text:span></text:p>
            <text:p><text:span text:style-name="T1"/></text:p>
            <text:p><text:span text:style-name="T1">Martin Hohenwarter, Stefan Kasberger</text:span></text:p>
          </draw:text-box>
        </draw:frame>
        <draw:frame draw:style-name="gr1" draw:text-style-name="P2" draw:layer="layout" svg:width="3.103cm" svg:height="1.092cm" svg:x="24.497cm" svg:y="19.208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3" draw:layer="layout" svg:width="11.2cm" svg:height="0.806cm" svg:x="1.1cm" svg:y="19.8cm">
          <draw:text-box>
            <text:p><text:span text:style-name="T3">13.12.201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1.576cm" svg:x="1.4cm" svg:y="1.379cm" presentation:class="title" presentation:user-transformed="true">
          <draw:text-box>
            <text:p text:style-name="P4"><text:span text:style-name="T4">Idee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5">Spielerisches verifizieren von ausgewählten Geoobjekten aus der Open Street Map Datenbank. </text:span></text:p>
              </text:list-header>
            </text:list>
          </draw:text-box>
        </draw:frame>
        <draw:line draw:style-name="gr4" draw:text-style-name="P2" draw:layer="layout" svg:x1="0cm" svg:y1="3.4cm" svg:x2="28cm" svg:y2="3.4cm">
          <text:p/>
        </draw:line>
        <draw:line draw:style-name="gr5" draw:text-style-name="P2" draw:layer="layout" svg:x1="0cm" svg:y1="19cm" svg:x2="28cm" svg:y2="19cm">
          <text:p/>
        </draw:line>
        <draw:frame draw:style-name="gr2" draw:text-style-name="P7" draw:layer="layout" svg:width="10.226cm" svg:height="0.725cm" svg:x="1.174cm" svg:y="20.005cm">
          <draw:text-box>
            <text:p><text:span text:style-name="T6">2012</text:span></text:p>
          </draw:text-box>
        </draw:frame>
        <draw:frame draw:style-name="gr1" draw:text-style-name="P2" draw:layer="layout" svg:width="3.103cm" svg:height="1.092cm" svg:x="24.497cm" svg:y="19.2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8" draw:layer="layout" svg:width="7cm" svg:height="0.645cm" svg:x="21.6cm" svg:y="20.355cm">
          <draw:text-box>
            <text:p><text:span text:style-name="T7">Creative Commons Namensnennung</text:span></text:p>
          </draw:text-box>
        </draw:frame>
        <draw:frame draw:style-name="gr2" draw:text-style-name="P9" draw:layer="layout" svg:width="4cm" svg:height="0.725cm" svg:x="1.2cm" svg:y="19.255cm">
          <draw:text-box>
            <text:p><text:span text:style-name="T8">Map your Cit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1.576cm" svg:x="1.4cm" svg:y="1.379cm" presentation:class="title" presentation:user-transformed="true">
          <draw:text-box>
            <text:p text:style-name="P4"><text:span text:style-name="T4">&lt;</text:span><text:span text:style-name="T2">header</text:span><text:span text:style-name="T4">&gt;</text:span>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5">&lt;text&gt;</text:span></text:p>
              </text:list-item>
            </text:list>
          </draw:text-box>
        </draw:frame>
        <draw:line draw:style-name="gr4" draw:text-style-name="P2" draw:layer="layout" svg:x1="0cm" svg:y1="3.4cm" svg:x2="28cm" svg:y2="3.4cm">
          <text:p/>
        </draw:line>
        <draw:line draw:style-name="gr5" draw:text-style-name="P2" draw:layer="layout" svg:x1="0cm" svg:y1="19cm" svg:x2="28cm" svg:y2="19cm">
          <text:p/>
        </draw:line>
        <draw:frame draw:style-name="gr2" draw:text-style-name="P7" draw:layer="layout" svg:width="10.226cm" svg:height="0.725cm" svg:x="1.174cm" svg:y="20.005cm">
          <draw:text-box>
            <text:p><text:span text:style-name="T6">2012</text:span></text:p>
          </draw:text-box>
        </draw:frame>
        <draw:frame draw:style-name="gr1" draw:text-style-name="P2" draw:layer="layout" svg:width="3.103cm" svg:height="1.092cm" svg:x="24.497cm" svg:y="19.2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8" draw:layer="layout" svg:width="7cm" svg:height="0.645cm" svg:x="21.6cm" svg:y="20.355cm">
          <draw:text-box>
            <text:p><text:span text:style-name="T7">Creative Commons Namensnennung</text:span></text:p>
          </draw:text-box>
        </draw:frame>
        <draw:frame draw:style-name="gr2" draw:text-style-name="P9" draw:layer="layout" svg:width="4cm" svg:height="0.725cm" svg:x="1.2cm" svg:y="19.255cm">
          <draw:text-box>
            <text:p><text:span text:style-name="T8">Map your Cit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1.576cm" svg:x="1.4cm" svg:y="1.379cm" presentation:class="title" presentation:user-transformed="true">
          <draw:text-box>
            <text:p text:style-name="P4"><text:span text:style-name="T4">&lt;</text:span><text:span text:style-name="T2">header</text:span><text:span text:style-name="T4">&gt;</text:span>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5">&lt;text&gt;</text:span></text:p>
              </text:list-item>
            </text:list>
          </draw:text-box>
        </draw:frame>
        <draw:line draw:style-name="gr4" draw:text-style-name="P2" draw:layer="layout" svg:x1="0cm" svg:y1="3.4cm" svg:x2="28cm" svg:y2="3.4cm">
          <text:p/>
        </draw:line>
        <draw:line draw:style-name="gr5" draw:text-style-name="P2" draw:layer="layout" svg:x1="0cm" svg:y1="19cm" svg:x2="28cm" svg:y2="19cm">
          <text:p/>
        </draw:line>
        <draw:frame draw:style-name="gr2" draw:text-style-name="P7" draw:layer="layout" svg:width="10.226cm" svg:height="0.725cm" svg:x="1.174cm" svg:y="20.005cm">
          <draw:text-box>
            <text:p><text:span text:style-name="T6">2012</text:span></text:p>
          </draw:text-box>
        </draw:frame>
        <draw:frame draw:style-name="gr1" draw:text-style-name="P2" draw:layer="layout" svg:width="3.103cm" svg:height="1.092cm" svg:x="24.497cm" svg:y="19.2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8" draw:layer="layout" svg:width="7cm" svg:height="0.645cm" svg:x="21.6cm" svg:y="20.355cm">
          <draw:text-box>
            <text:p><text:span text:style-name="T7">Creative Commons Namensnennung</text:span></text:p>
          </draw:text-box>
        </draw:frame>
        <draw:frame draw:style-name="gr2" draw:text-style-name="P9" draw:layer="layout" svg:width="4cm" svg:height="0.725cm" svg:x="1.2cm" svg:y="19.255cm">
          <draw:text-box>
            <text:p><text:span text:style-name="T8">Map your Cit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1.576cm" svg:x="1.4cm" svg:y="1.379cm" presentation:class="title" presentation:user-transformed="true">
          <draw:text-box>
            <text:p text:style-name="P4"><text:span text:style-name="T4">&lt;</text:span><text:span text:style-name="T2">header</text:span><text:span text:style-name="T4">&gt;</text:span></text:p>
          </draw:text-box>
        </draw:frame>
        <draw:frame presentation:style-name="pr7" draw:text-style-name="P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5">&lt;text&gt;</text:span></text:p>
              </text:list-item>
            </text:list>
          </draw:text-box>
        </draw:frame>
        <draw:line draw:style-name="gr4" draw:text-style-name="P2" draw:layer="layout" svg:x1="0cm" svg:y1="3.4cm" svg:x2="28cm" svg:y2="3.4cm">
          <text:p/>
        </draw:line>
        <draw:line draw:style-name="gr5" draw:text-style-name="P2" draw:layer="layout" svg:x1="0cm" svg:y1="19cm" svg:x2="28cm" svg:y2="19cm">
          <text:p/>
        </draw:line>
        <draw:frame draw:style-name="gr2" draw:text-style-name="P7" draw:layer="layout" svg:width="10.226cm" svg:height="0.725cm" svg:x="1.174cm" svg:y="20.005cm">
          <draw:text-box>
            <text:p><text:span text:style-name="T6">2012</text:span></text:p>
          </draw:text-box>
        </draw:frame>
        <draw:frame draw:style-name="gr1" draw:text-style-name="P2" draw:layer="layout" svg:width="3.103cm" svg:height="1.092cm" svg:x="24.497cm" svg:y="19.2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8" draw:layer="layout" svg:width="7cm" svg:height="0.645cm" svg:x="21.6cm" svg:y="20.355cm">
          <draw:text-box>
            <text:p><text:span text:style-name="T7">Creative Commons Namensnennung</text:span></text:p>
          </draw:text-box>
        </draw:frame>
        <draw:frame draw:style-name="gr2" draw:text-style-name="P9" draw:layer="layout" svg:width="4cm" svg:height="0.725cm" svg:x="1.2cm" svg:y="19.255cm">
          <draw:text-box>
            <text:p><text:span text:style-name="T8">Map your Cit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1.576cm" svg:x="1.4cm" svg:y="1.379cm" presentation:class="title" presentation:user-transformed="true">
          <draw:text-box>
            <text:p text:style-name="P4"><text:span text:style-name="T4">&lt;</text:span><text:span text:style-name="T2">header</text:span><text:span text:style-name="T4">&gt;</text:span></text:p>
          </draw:text-box>
        </draw:frame>
        <draw:frame presentation:style-name="pr8" draw:text-style-name="P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5">&lt;text&gt;</text:span></text:p>
              </text:list-item>
            </text:list>
          </draw:text-box>
        </draw:frame>
        <draw:line draw:style-name="gr4" draw:text-style-name="P2" draw:layer="layout" svg:x1="0cm" svg:y1="3.4cm" svg:x2="28cm" svg:y2="3.4cm">
          <text:p/>
        </draw:line>
        <draw:line draw:style-name="gr5" draw:text-style-name="P2" draw:layer="layout" svg:x1="0cm" svg:y1="19cm" svg:x2="28cm" svg:y2="19cm">
          <text:p/>
        </draw:line>
        <draw:frame draw:style-name="gr2" draw:text-style-name="P7" draw:layer="layout" svg:width="10.226cm" svg:height="0.725cm" svg:x="1.174cm" svg:y="20.005cm">
          <draw:text-box>
            <text:p><text:span text:style-name="T6">2012</text:span></text:p>
          </draw:text-box>
        </draw:frame>
        <draw:frame draw:style-name="gr1" draw:text-style-name="P2" draw:layer="layout" svg:width="3.103cm" svg:height="1.092cm" svg:x="24.497cm" svg:y="19.2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8" draw:layer="layout" svg:width="7cm" svg:height="0.645cm" svg:x="21.6cm" svg:y="20.355cm">
          <draw:text-box>
            <text:p><text:span text:style-name="T7">Creative Commons Namensnennung</text:span></text:p>
          </draw:text-box>
        </draw:frame>
        <draw:frame draw:style-name="gr2" draw:text-style-name="P9" draw:layer="layout" svg:width="4cm" svg:height="0.725cm" svg:x="1.2cm" svg:y="19.255cm">
          <draw:text-box>
            <text:p><text:span text:style-name="T8">Map your Cit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1.576cm" svg:x="1.4cm" svg:y="1.379cm" presentation:class="title" presentation:user-transformed="true">
          <draw:text-box>
            <text:p text:style-name="P4"><text:span text:style-name="T4">&lt;</text:span><text:span text:style-name="T2">header</text:span><text:span text:style-name="T4">&gt;</text:span></text:p>
          </draw:text-box>
        </draw:frame>
        <draw:frame presentation:style-name="pr9" draw:text-style-name="P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5">&lt;text&gt;</text:span></text:p>
              </text:list-item>
            </text:list>
          </draw:text-box>
        </draw:frame>
        <draw:line draw:style-name="gr4" draw:text-style-name="P2" draw:layer="layout" svg:x1="0cm" svg:y1="3.4cm" svg:x2="28cm" svg:y2="3.4cm">
          <text:p/>
        </draw:line>
        <draw:line draw:style-name="gr5" draw:text-style-name="P2" draw:layer="layout" svg:x1="0cm" svg:y1="19cm" svg:x2="28cm" svg:y2="19cm">
          <text:p/>
        </draw:line>
        <draw:frame draw:style-name="gr2" draw:text-style-name="P7" draw:layer="layout" svg:width="10.226cm" svg:height="0.725cm" svg:x="1.174cm" svg:y="20.005cm">
          <draw:text-box>
            <text:p><text:span text:style-name="T6">2012</text:span></text:p>
          </draw:text-box>
        </draw:frame>
        <draw:frame draw:style-name="gr1" draw:text-style-name="P2" draw:layer="layout" svg:width="3.103cm" svg:height="1.092cm" svg:x="24.497cm" svg:y="19.2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8" draw:layer="layout" svg:width="7cm" svg:height="0.645cm" svg:x="21.6cm" svg:y="20.355cm">
          <draw:text-box>
            <text:p><text:span text:style-name="T7">Creative Commons Namensnennung</text:span></text:p>
          </draw:text-box>
        </draw:frame>
        <draw:frame draw:style-name="gr2" draw:text-style-name="P9" draw:layer="layout" svg:width="4cm" svg:height="0.725cm" svg:x="1.2cm" svg:y="19.255cm">
          <draw:text-box>
            <text:p><text:span text:style-name="T8">Map your Cit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1.576cm" svg:x="1.4cm" svg:y="1.379cm" presentation:class="title" presentation:user-transformed="true">
          <draw:text-box>
            <text:p text:style-name="P4"><text:span text:style-name="T4">&lt;</text:span><text:span text:style-name="T2">header</text:span><text:span text:style-name="T4">&gt;</text:span>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5">&lt;text&gt;</text:span></text:p>
              </text:list-item>
            </text:list>
          </draw:text-box>
        </draw:frame>
        <draw:line draw:style-name="gr4" draw:text-style-name="P2" draw:layer="layout" svg:x1="0cm" svg:y1="3.4cm" svg:x2="28cm" svg:y2="3.4cm">
          <text:p/>
        </draw:line>
        <draw:line draw:style-name="gr5" draw:text-style-name="P2" draw:layer="layout" svg:x1="0cm" svg:y1="19cm" svg:x2="28cm" svg:y2="19cm">
          <text:p/>
        </draw:line>
        <draw:frame draw:style-name="gr2" draw:text-style-name="P7" draw:layer="layout" svg:width="10.226cm" svg:height="0.725cm" svg:x="1.174cm" svg:y="20.005cm">
          <draw:text-box>
            <text:p><text:span text:style-name="T6">2012</text:span></text:p>
          </draw:text-box>
        </draw:frame>
        <draw:frame draw:style-name="gr1" draw:text-style-name="P2" draw:layer="layout" svg:width="3.103cm" svg:height="1.092cm" svg:x="24.497cm" svg:y="19.2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8" draw:layer="layout" svg:width="7cm" svg:height="0.645cm" svg:x="21.6cm" svg:y="20.355cm">
          <draw:text-box>
            <text:p><text:span text:style-name="T7">Creative Commons Namensnennung</text:span></text:p>
          </draw:text-box>
        </draw:frame>
        <draw:frame draw:style-name="gr2" draw:text-style-name="P9" draw:layer="layout" svg:width="4cm" svg:height="0.725cm" svg:x="1.2cm" svg:y="19.255cm">
          <draw:text-box>
            <text:p><text:span text:style-name="T8">Map your Cit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1.576cm" svg:x="1.4cm" svg:y="1.379cm" presentation:class="title" presentation:user-transformed="true">
          <draw:text-box>
            <text:p text:style-name="P4"><text:span text:style-name="T4">&lt;</text:span><text:span text:style-name="T2">header</text:span><text:span text:style-name="T4">&gt;</text:span></text:p>
          </draw:text-box>
        </draw:frame>
        <draw:frame presentation:style-name="pr11" draw:text-style-name="P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5">&lt;text&gt;</text:span></text:p>
              </text:list-item>
            </text:list>
          </draw:text-box>
        </draw:frame>
        <draw:line draw:style-name="gr4" draw:text-style-name="P2" draw:layer="layout" svg:x1="0cm" svg:y1="3.4cm" svg:x2="28cm" svg:y2="3.4cm">
          <text:p/>
        </draw:line>
        <draw:line draw:style-name="gr5" draw:text-style-name="P2" draw:layer="layout" svg:x1="0cm" svg:y1="19cm" svg:x2="28cm" svg:y2="19cm">
          <text:p/>
        </draw:line>
        <draw:frame draw:style-name="gr2" draw:text-style-name="P7" draw:layer="layout" svg:width="10.226cm" svg:height="0.725cm" svg:x="1.174cm" svg:y="20.005cm">
          <draw:text-box>
            <text:p><text:span text:style-name="T6">2012</text:span></text:p>
          </draw:text-box>
        </draw:frame>
        <draw:frame draw:style-name="gr1" draw:text-style-name="P2" draw:layer="layout" svg:width="3.103cm" svg:height="1.092cm" svg:x="24.497cm" svg:y="19.2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8" draw:layer="layout" svg:width="7cm" svg:height="0.645cm" svg:x="21.6cm" svg:y="20.355cm">
          <draw:text-box>
            <text:p><text:span text:style-name="T7">Creative Commons Namensnennung</text:span></text:p>
          </draw:text-box>
        </draw:frame>
        <draw:frame draw:style-name="gr2" draw:text-style-name="P9" draw:layer="layout" svg:width="4cm" svg:height="0.725cm" svg:x="1.2cm" svg:y="19.255cm">
          <draw:text-box>
            <text:p><text:span text:style-name="T8">Map your Cit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1.576cm" svg:x="1.4cm" svg:y="1.379cm" presentation:class="title" presentation:user-transformed="true">
          <draw:text-box>
            <text:p text:style-name="P4"><text:span text:style-name="T4">&lt;</text:span><text:span text:style-name="T2">header</text:span><text:span text:style-name="T4">&gt;</text:span></text:p>
          </draw:text-box>
        </draw:frame>
        <draw:frame presentation:style-name="pr12" draw:text-style-name="P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5">&lt;text&gt;</text:span></text:p>
              </text:list-item>
            </text:list>
          </draw:text-box>
        </draw:frame>
        <draw:line draw:style-name="gr4" draw:text-style-name="P2" draw:layer="layout" svg:x1="0cm" svg:y1="3.4cm" svg:x2="28cm" svg:y2="3.4cm">
          <text:p/>
        </draw:line>
        <draw:line draw:style-name="gr5" draw:text-style-name="P2" draw:layer="layout" svg:x1="0cm" svg:y1="19cm" svg:x2="28cm" svg:y2="19cm">
          <text:p/>
        </draw:line>
        <draw:frame draw:style-name="gr2" draw:text-style-name="P7" draw:layer="layout" svg:width="10.226cm" svg:height="0.725cm" svg:x="1.174cm" svg:y="20.005cm">
          <draw:text-box>
            <text:p><text:span text:style-name="T6">2012</text:span></text:p>
          </draw:text-box>
        </draw:frame>
        <draw:frame draw:style-name="gr1" draw:text-style-name="P2" draw:layer="layout" svg:width="3.103cm" svg:height="1.092cm" svg:x="24.497cm" svg:y="19.2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/3.0/at/" xlink:type="simple" xlink:show="embed" xlink:actuate="onRequest"/>
          </office:event-listeners>
        </draw:frame>
        <draw:frame draw:style-name="gr2" draw:text-style-name="P8" draw:layer="layout" svg:width="7cm" svg:height="0.645cm" svg:x="21.6cm" svg:y="20.355cm">
          <draw:text-box>
            <text:p><text:span text:style-name="T7">Creative Commons Namensnennung</text:span></text:p>
          </draw:text-box>
        </draw:frame>
        <draw:frame draw:style-name="gr2" draw:text-style-name="P9" draw:layer="layout" svg:width="4cm" svg:height="0.725cm" svg:x="1.2cm" svg:y="19.255cm">
          <draw:text-box>
            <text:p><text:span text:style-name="T8">Map your Cit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Kasberger</meta:initial-creator>
    <meta:creation-date>2011-11-28T16:59:19</meta:creation-date>
    <dc:date>2012-12-13T15:02:03</dc:date>
    <dc:creator>Stefan Kasberger</dc:creator>
    <meta:editing-duration>PT32M20S</meta:editing-duration>
    <meta:editing-cycles>14</meta:editing-cycles>
    <meta:generator>LibreOffice/3.5$Linux_X86_64 LibreOffice_project/350m1$Build-2</meta:generator>
    <meta:document-statistic meta:object-count="116"/>
  </office:meta>
</office:document-meta>
</file>